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e54a9" officeooo:paragraph-rsid="001e5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(b:oo k. mar!k&lt;q&gt;!$%^&amp;)-+ banG!"/><text:bookmark-ref text:reference-format="page" text:ref-name="(b:oo k. mar!k&lt;q&gt;!$%^&amp;)-+ banG!">1</text:bookmark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55:36.943000000</meta:creation-date>
    <dc:date>2017-09-05T10:03:17.227000000</dc:date>
    <meta:editing-duration>PT4M22S</meta:editing-duration>
    <meta:editing-cycles>3</meta:editing-cycles>
    <meta:generator>LibreOfficeDev/6.0.0.0.alpha0$Windows_x86 LibreOffice_project/3ac27ae7083b7981c83350924103d22614cbd228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